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1.016cm" svg:x="7.35cm" svg:y="16.494cm">
          <draw:text-box>
            <text:p>fb179</text:p>
          </draw:text-box>
        </draw:fram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715cm" svg:y1="16.113cm" svg:x2="6.715cm" svg:y2="14.97cm">
          <text:p/>
        </draw:line>
        <draw:custom-shape draw:style-name="gr1" draw:text-style-name="P1" draw:layer="layout" svg:width="1.143cm" svg:height="1.143cm" svg:x="6.08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588cm" svg:y1="13.7cm" svg:x2="6.588cm" svg:y2="12.557cm">
          <text:p/>
        </draw:line>
        <draw:frame draw:style-name="gr3" draw:text-style-name="P3" draw:layer="layout" svg:width="3.81cm" svg:height="1.016cm" svg:x="7.35cm" svg:y="14.081cm">
          <draw:text-box>
            <text:p>7341a</text:p>
          </draw:text-box>
        </draw:frame>
        <draw:frame draw:style-name="gr3" draw:text-style-name="P3" draw:layer="layout" svg:width="3.81cm" svg:height="1.016cm" svg:x="7.35cm" svg:y="11.414cm">
          <draw:text-box>
            <text:p>1df9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54:57.997785000</dc:date>
    <dc:creator>Herb Peyerl</dc:creator>
    <meta:editing-duration>PT36M29S</meta:editing-duration>
    <meta:editing-cycles>12</meta:editing-cycles>
    <meta:generator>LibreOffice/5.1.4.2$MacOSX_X86_64 LibreOffice_project/f99d75f39f1c57ebdd7ffc5f42867c12031db97a</meta:generator>
    <meta:document-statistic meta:object-count="22"/>
  </office:meta>
</office:document-meta>
</file>